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9" style:family="table">
      <style:table-properties style:width="15.401cm" fo:margin-left="-0.136cm" table:align="left" style:writing-mode="lr-tb"/>
    </style:style>
    <style:style style:name="Tabla19.A" style:family="table-column">
      <style:table-column-properties style:column-width="0.624cm"/>
    </style:style>
    <style:style style:name="Tabla19.B" style:family="table-column">
      <style:table-column-properties style:column-width="2.498cm"/>
    </style:style>
    <style:style style:name="Tabla19.C" style:family="table-column">
      <style:table-column-properties style:column-width="10.753cm"/>
    </style:style>
    <style:style style:name="Tabla19.D" style:family="table-column">
      <style:table-column-properties style:column-width="1.526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9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>
        <style:tab-stops>
          <style:tab-stop style:position="6.752cm"/>
          <style:tab-stop style:position="13.503cm"/>
          <style:tab-stop style:position="14.503cm"/>
        </style:tab-stops>
      </style:paragraph-properties>
      <style:text-properties fo:background-color="transparent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25cm"/>
          <style:tab-stop style:position="2cm"/>
          <style:tab-stop style:position="2.501cm"/>
          <style:tab-stop style:position="2.75cm"/>
          <style:tab-stop style:position="6.752cm"/>
          <style:tab-stop style:position="7.001cm"/>
          <style:tab-stop style:position="14.503cm"/>
          <style:tab-stop style:position="15.252cm"/>
          <style:tab-stop style:position="15.503cm"/>
        </style:tab-stops>
      </style:paragraph-properties>
      <style:text-properties fo:background-color="transparen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25cm"/>
          <style:tab-stop style:position="2cm"/>
          <style:tab-stop style:position="2.75cm"/>
          <style:tab-stop style:position="3cm"/>
          <style:tab-stop style:position="6.752cm"/>
          <style:tab-stop style:position="7.001cm"/>
          <style:tab-stop style:position="14.503cm"/>
          <style:tab-stop style:position="15.252cm"/>
          <style:tab-stop style:position="15.503cm"/>
        </style:tab-stops>
      </style:paragraph-properties>
      <style:text-properties fo:background-color="transparen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25cm"/>
          <style:tab-stop style:position="2cm"/>
          <style:tab-stop style:position="2.75cm"/>
          <style:tab-stop style:position="3cm"/>
          <style:tab-stop style:position="6.752cm"/>
          <style:tab-stop style:position="14.503cm"/>
          <style:tab-stop style:position="15.252cm"/>
          <style:tab-stop style:position="15.503cm"/>
        </style:tab-stops>
      </style:paragraph-properties>
      <style:text-properties fo:background-color="transparent"/>
    </style:style>
    <style:style style:name="P5" style:family="paragraph" style:parent-style-name="Standard">
      <style:paragraph-properties>
        <style:tab-stops>
          <style:tab-stop style:position="6.752cm"/>
          <style:tab-stop style:position="13.503cm"/>
          <style:tab-stop style:position="14.503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urier" fo:language="es" fo:country="ES" fo:font-weight="bold" style:font-weight-asian="bold" style:font-name-complex="Courier"/>
    </style:style>
    <style:style style:name="P7" style:family="paragraph" style:parent-style-name="Standard">
      <style:text-properties style:font-name="Courier New" style:font-name-complex="Courier New"/>
    </style:style>
    <style:style style:name="P8" style:family="paragraph" style:parent-style-name="Standard">
      <style:paragraph-properties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urier New" style:font-name-complex="Courier New"/>
    </style:style>
    <style:style style:name="P9" style:family="paragraph" style:parent-style-name="Standard">
      <style:paragraph-properties style:snap-to-layout-grid="false"/>
      <style:text-properties style:font-name="Courier New" style:font-name-complex="Courier New"/>
    </style:style>
    <style:style style:name="P10" style:family="paragraph" style:parent-style-name="Standard">
      <style:paragraph-properties>
        <style:tab-stops>
          <style:tab-stop style:position="6.752cm"/>
          <style:tab-stop style:position="13.503cm"/>
          <style:tab-stop style:position="14.503cm"/>
        </style:tab-stops>
      </style:paragraph-properties>
      <style:text-properties style:text-underline-style="solid" style:text-underline-width="auto" style:text-underline-color="font-color" fo:background-color="transparent"/>
    </style:style>
    <style:style style:name="P11" style:family="paragraph" style:parent-style-name="Standard">
      <style:paragraph-properties>
        <style:tab-stops>
          <style:tab-stop style:position="6.752cm"/>
          <style:tab-stop style:position="13.503cm"/>
          <style:tab-stop style:position="14.503cm"/>
        </style:tab-stops>
      </style:paragraph-properties>
      <style:text-properties fo:font-style="italic" style:text-underline-style="solid" style:text-underline-width="auto" style:text-underline-color="font-color" fo:font-weight="bold" fo:background-color="transparent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background-color="#000000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  <style:background-image/>
      </style:paragraph-properties>
      <style:text-properties fo:color="#00ff00" style:font-name="Courier" fo:font-size="10pt" fo:language="zxx" fo:country="none" fo:font-weight="bold" style:font-size-asian="10pt" style:font-weight-asian="bold" style:font-name-complex="Courier" style:font-size-complex="10pt"/>
    </style:style>
    <style:style style:name="P14" style:family="paragraph" style:parent-style-name="Standard">
      <style:paragraph-properties fo:background-color="#000000" style:text-autospace="none">
        <style:background-image/>
      </style:paragraph-properties>
    </style:style>
    <style:style style:name="P15" style:family="paragraph" style:parent-style-name="Standard">
      <style:paragraph-properties fo:background-color="#000000" style:text-autospace="none">
        <style:background-image/>
      </style:paragraph-properties>
      <style:text-properties fo:color="#ffffff" fo:font-size="10pt" fo:language="zxx" fo:country="none" style:font-size-asian="10pt" style:font-size-complex="10pt"/>
    </style:style>
    <style:style style:name="P16" style:family="paragraph" style:parent-style-name="Texto_20_independiente_20_2">
      <style:paragraph-properties>
        <style:tab-stops>
          <style:tab-stop style:position="0.25cm"/>
          <style:tab-stop style:position="2cm"/>
          <style:tab-stop style:position="2.75cm"/>
          <style:tab-stop style:position="3cm"/>
          <style:tab-stop style:position="6.752cm"/>
          <style:tab-stop style:position="13.503cm"/>
          <style:tab-stop style:position="14.503cm"/>
          <style:tab-stop style:position="15.002cm"/>
          <style:tab-stop style:position="15.252cm"/>
        </style:tab-stops>
      </style:paragraph-properties>
      <style:text-properties fo:background-color="transparent"/>
    </style:style>
    <style:style style:name="P17" style:family="paragraph" style:parent-style-name="Texto_20_independiente_20_2">
      <style:paragraph-properties>
        <style:tab-stops>
          <style:tab-stop style:position="0.25cm"/>
          <style:tab-stop style:position="2cm"/>
          <style:tab-stop style:position="2.75cm"/>
          <style:tab-stop style:position="3cm"/>
          <style:tab-stop style:position="6.752cm"/>
          <style:tab-stop style:position="13.503cm"/>
          <style:tab-stop style:position="14.503cm"/>
        </style:tab-stops>
      </style:paragraph-properties>
      <style:text-properties fo:background-color="transparent"/>
    </style:style>
    <style:style style:name="P18" style:family="paragraph" style:parent-style-name="Standard" style:list-style-name="L1">
      <style:paragraph-properties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urier" fo:language="es" fo:country="ES" fo:font-weight="bold" style:font-weight-asian="bold" style:font-name-complex="Courier"/>
    </style:style>
    <style:style style:name="T1" style:family="text">
      <style:text-properties style:font-name="Courier New" style:font-name-complex="Courier New"/>
    </style:style>
    <style:style style:name="T2" style:family="text">
      <style:text-properties style:font-name="Courier New" fo:language="es" fo:country="ES" style:font-name-complex="Courier New"/>
    </style:style>
    <style:style style:name="T3" style:family="text">
      <style:text-properties fo:color="#00ffff" fo:font-size="10pt" fo:language="zxx" fo:country="none" style:font-size-asian="10pt" style:font-size-complex="10pt"/>
    </style:style>
    <style:style style:name="T4" style:family="text">
      <style:text-properties fo:color="#ffffff" fo:font-size="10pt" fo:language="zxx" fo:country="none" style:font-size-asian="10pt" style:font-size-complex="10pt"/>
    </style:style>
    <style:style style:name="T5" style:family="text">
      <style:text-properties fo:color="#ffff00" fo:font-size="10pt" fo:language="zxx" fo:country="none" style:font-size-asian="10pt" style:font-size-complex="10pt"/>
    </style:style>
    <style:style style:name="T6" style:family="text">
      <style:text-properties fo:color="#23ff23" fo:font-size="10pt" fo:language="zxx" fo:country="none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A-HOST24, CIRCULAR RED LINK retencion 15% AFIP</text:p>
      <text:p text:style-name="P10"/>
      <text:p text:style-name="P10">SOBRE LOS CAMPOS NUEVOS , ISO#105 IDEM PERCEPCION-POS-EXTRACT y donde ubicar la estructura completa en el EXTRACT online : FILLER4 , de 71 bytes.</text:p>
      <text:p text:style-name="P1"/>
      <text:p text:style-name="P11">EXTRACT </text:p>
      <text:p text:style-name="P1">631-902 <text:s text:c="6"/>06 <text:s text:c="3"/>PERCEPCION-POS<text:tab/>REDEFINES DATOS</text:p>
      <text:p text:style-name="P16"/>
      <text:p text:style-name="P16">631-642<text:tab/>08 <text:s/>IMPORTE- <text:s text:c="2"/><text:tab/>Importe de la percepción<text:tab/>N<text:tab/>9(10)v99</text:p>
      <text:p text:style-name="P2"><text:tab/><text:tab/><text:tab/> PERCEPCION <text:s text:c="2"/><text:tab/>expresado en Moneda del campo </text:p>
      <text:p text:style-name="P3"><text:tab/><text:tab/><text:tab/><text:tab/><text:tab/>ORIG-CRNCY-CDE</text:p>
      <text:p text:style-name="P17"/>
      <text:p text:style-name="P17">643-650<text:tab/>08<text:tab/>TIPO-C-NACION-V<text:tab/>Tipo de cambio vendedor del BNA<text:tab/>N<text:tab/>9(5)v999</text:p>
      <text:p text:style-name="P17"/>
      <text:p text:style-name="P17">651-654<text:tab/>08<text:tab/>PORCENTAJE-</text:p>
      <text:p text:style-name="P17"><text:tab/><text:tab/><text:tab/>APLICADO <text:s/><text:tab/>Porcentaje de la percepción aplicado <text:tab/>N<text:tab/>9(2)v99</text:p>
      <text:p text:style-name="P17"><text:tab/><text:tab/><text:tab/><text:tab/><text:tab/>sobre el monto de compra<text:tab/></text:p>
      <text:p text:style-name="P4"/>
      <text:p text:style-name="P1">655-660 <text:s text:c="6"/>08 <text:s text:c="3"/>USO-FUTURO<text:tab/>Uso futuro <text:s text:c="51"/>AN<text:tab/><text:tab/>X(6)</text:p>
      <text:p text:style-name="P5"/>
      <text:p text:style-name="P12"><text:span text:style-name="T1">ISO8583-#105 para </text:span><text:span text:style-name="T2">COMPRAS POS Y ANULACIONES DE COMPRAS POS EN EL EXTERIOR (Códigos 71/ 72)</text:span></text:p>
      <text:p text:style-name="P8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table:number-columns-spanned="2" office:value-type="string">
            <text:p text:style-name="P7">LONGITUD</text:p>
          </table:table-cell>
          <table:covered-table-cell/>
          <table:table-cell table:style-name="Tabla19.A1" office:value-type="string">
            <text:p text:style-name="P7">Indicador de longitud. El valor a informar es `30`.</text:p>
          </table:table-cell>
          <table:table-cell table:style-name="Tabla19.D1" office:value-type="string">
            <text:p text:style-name="P7">9(3)</text:p>
          </table:table-cell>
        </table:table-row>
        <table:table-row table:style-name="Tabla19.1">
          <table:table-cell table:style-name="Tabla19.A1" table:number-columns-spanned="2" office:value-type="string">
            <text:p text:style-name="P9"/>
          </table:table-cell>
          <table:covered-table-cell/>
          <table:table-cell table:style-name="Tabla19.A1" office:value-type="string">
            <text:p text:style-name="P9"/>
          </table:table-cell>
          <table:table-cell table:style-name="Tabla19.D1" office:value-type="string">
            <text:p text:style-name="P9"/>
          </table:table-cell>
        </table:table-row>
        <table:table-row table:style-name="Tabla19.1">
          <table:table-cell table:style-name="Tabla19.A1" table:number-columns-spanned="2" office:value-type="string">
            <text:p text:style-name="P7">PERCEPCION-POS</text:p>
          </table:table-cell>
          <table:covered-table-cell/>
          <table:table-cell table:style-name="Tabla19.A1" office:value-type="string">
            <text:p text:style-name="P9"/>
          </table:table-cell>
          <table:table-cell table:style-name="Tabla19.D1" office:value-type="string">
            <text:p text:style-name="P9"/>
          </table:table-cell>
        </table:table-row>
        <table:table-row table:style-name="Tabla19.1">
          <table:table-cell table:style-name="Tabla19.A1" table:number-columns-spanned="2" office:value-type="string">
            <text:p text:style-name="P9"/>
          </table:table-cell>
          <table:covered-table-cell/>
          <table:table-cell table:style-name="Tabla19.A1" office:value-type="string">
            <text:p text:style-name="P9"/>
          </table:table-cell>
          <table:table-cell table:style-name="Tabla19.D1" office:value-type="string">
            <text:p text:style-name="P9"/>
          </table:table-cell>
        </table:table-row>
        <table:table-row table:style-name="Tabla19.1">
          <table:table-cell table:style-name="Tabla19.A1" office:value-type="string">
            <text:p text:style-name="P9"/>
          </table:table-cell>
          <table:table-cell table:style-name="Tabla19.A1" office:value-type="string">
            <text:p text:style-name="P7">IMPORTE-PERCEPCION</text:p>
          </table:table-cell>
          <table:table-cell table:style-name="Tabla19.A1" office:value-type="string">
            <text:p text:style-name="P7">Importe de la percepción expresado en la moneda del campo 49</text:p>
          </table:table-cell>
          <table:table-cell table:style-name="Tabla19.D1" office:value-type="string">
            <text:p text:style-name="P7">9(10)v99</text:p>
          </table:table-cell>
        </table:table-row>
        <table:table-row table:style-name="Tabla19.1">
          <table:table-cell table:style-name="Tabla19.A1" office:value-type="string">
            <text:p text:style-name="P9"/>
          </table:table-cell>
          <table:table-cell table:style-name="Tabla19.A1" office:value-type="string">
            <text:p text:style-name="P9"/>
          </table:table-cell>
          <table:table-cell table:style-name="Tabla19.A1" office:value-type="string">
            <text:p text:style-name="P9"/>
          </table:table-cell>
          <table:table-cell table:style-name="Tabla19.D1" office:value-type="string">
            <text:p text:style-name="P9"/>
          </table:table-cell>
        </table:table-row>
        <table:table-row table:style-name="Tabla19.1">
          <table:table-cell table:style-name="Tabla19.A1" office:value-type="string">
            <text:p text:style-name="P9"/>
          </table:table-cell>
          <table:table-cell table:style-name="Tabla19.A1" office:value-type="string">
            <text:p text:style-name="P7">TIPO-C-NACION-V</text:p>
          </table:table-cell>
          <table:table-cell table:style-name="Tabla19.A1" office:value-type="string">
            <text:p text:style-name="P7">Tipo de cambio vendedor del Banco Nación </text:p>
          </table:table-cell>
          <table:table-cell table:style-name="Tabla19.D1" office:value-type="string">
            <text:p text:style-name="P7">9(5)v999</text:p>
          </table:table-cell>
        </table:table-row>
        <table:table-row table:style-name="Tabla19.1">
          <table:table-cell table:style-name="Tabla19.A1" office:value-type="string">
            <text:p text:style-name="P9"/>
          </table:table-cell>
          <table:table-cell table:style-name="Tabla19.A1" office:value-type="string">
            <text:p text:style-name="P9"/>
          </table:table-cell>
          <table:table-cell table:style-name="Tabla19.A1" office:value-type="string">
            <text:p text:style-name="P9"/>
          </table:table-cell>
          <table:table-cell table:style-name="Tabla19.D1" office:value-type="string">
            <text:p text:style-name="P9"/>
          </table:table-cell>
        </table:table-row>
        <table:table-row table:style-name="Tabla19.1">
          <table:table-cell table:style-name="Tabla19.A1" office:value-type="string">
            <text:p text:style-name="P9"/>
          </table:table-cell>
          <table:table-cell table:style-name="Tabla19.A1" office:value-type="string">
            <text:p text:style-name="P7">PORCENTAJE-APLICADO</text:p>
          </table:table-cell>
          <table:table-cell table:style-name="Tabla19.A1" office:value-type="string">
            <text:p text:style-name="P7">Porcentaje de la percepción aplicado sobre el monto de compra. El valor de inicio será “1500”</text:p>
          </table:table-cell>
          <table:table-cell table:style-name="Tabla19.D1" office:value-type="string">
            <text:p text:style-name="P7">9(2)v99</text:p>
          </table:table-cell>
        </table:table-row>
        <table:table-row table:style-name="Tabla19.1">
          <table:table-cell table:style-name="Tabla19.A1" office:value-type="string">
            <text:p text:style-name="P9"/>
          </table:table-cell>
          <table:table-cell table:style-name="Tabla19.A1" office:value-type="string">
            <text:p text:style-name="P9"/>
          </table:table-cell>
          <table:table-cell table:style-name="Tabla19.A1" office:value-type="string">
            <text:p text:style-name="P9"/>
          </table:table-cell>
          <table:table-cell table:style-name="Tabla19.D1" office:value-type="string">
            <text:p text:style-name="P9"/>
          </table:table-cell>
        </table:table-row>
        <table:table-row table:style-name="Tabla19.1">
          <table:table-cell table:style-name="Tabla19.A1" office:value-type="string">
            <text:p text:style-name="P9"/>
          </table:table-cell>
          <table:table-cell table:style-name="Tabla19.A1" office:value-type="string">
            <text:p text:style-name="P7">USO-FUTURO</text:p>
          </table:table-cell>
          <table:table-cell table:style-name="Tabla19.A1" office:value-type="string">
            <text:p text:style-name="P7">Uso futuro</text:p>
          </table:table-cell>
          <table:table-cell table:style-name="Tabla19.D1" office:value-type="string">
            <text:p text:style-name="P7">X(6)</text:p>
          </table:table-cell>
        </table:table-row>
      </table:table>
      <text:p text:style-name="P6"/>
      <text:list xml:id="list6124396080210299667" text:style-name="L1">
        <text:list-item>
          <text:p text:style-name="P18">ESTA NUEVA ESTRUCTURA SE COPIA EN EL FILLER4, de 71 bytes.</text:p>
        </text:list-item>
        <text:list-item>
          <text:p text:style-name="P18">OPCIONALMENTE EN EL FILLER5, DE 294 BYTES – solo si el banco lo desea.</text:p>
        </text:list-item>
      </text:list>
      <text:p text:style-name="P6"/>
      <text:p text:style-name="P6"/>
      <text:p text:style-name="P13">/* Datos de AUTH del <text:s/>EXTRACT BASE24 R4.0 RED LINK */</text:p>
      <text:p text:style-name="P14"><text:span text:style-name="T3">typedef</text:span><text:span text:style-name="T4"> </text:span><text:span text:style-name="T3">struct</text:span><text:span text:style-name="T4"><text:tab/>stAuthExtractB24_t </text:span></text:p>
      <text:p text:style-name="P15">{ </text:p>
      <text:p text:style-name="P14"><text:span text:style-name="T4"><text:tab/></text:span><text:span text:style-name="T3">char</text:span><text:span text:style-name="T4"> TYP_CDE[</text:span><text:span text:style-name="T5">2</text:span><text:span text:style-name="T4">];</text:span></text:p>
      <text:p text:style-name="P14"><text:soft-page-break/><text:span text:style-name="T4"><text:tab/></text:span><text:span text:style-name="T3">char</text:span><text:span text:style-name="T4"> TYP[</text:span><text:span text:style-name="T5">4</text:span><text:span text:style-name="T4">];</text:span></text:p>
      <text:p text:style-name="P14"><text:span text:style-name="T4"><text:tab/></text:span><text:span text:style-name="T3">char</text:span><text:span text:style-name="T4"> RTE_STAT[</text:span><text:span text:style-name="T5">02</text:span><text:span text:style-name="T4">];</text:span></text:p>
      <text:p text:style-name="P14"><text:span text:style-name="T4"><text:tab/></text:span><text:span text:style-name="T3">char</text:span><text:span text:style-name="T4"> ORIGINATOR;</text:span></text:p>
      <text:p text:style-name="P14"><text:span text:style-name="T4"><text:tab/></text:span><text:span text:style-name="T3">char</text:span><text:span text:style-name="T4"> RESPONDER;</text:span></text:p>
      <text:p text:style-name="P14"><text:span text:style-name="T4"><text:tab/></text:span><text:span text:style-name="T3">char</text:span><text:span text:style-name="T4"> ENTRY_TIM[</text:span><text:span text:style-name="T5">19</text:span><text:span text:style-name="T4">];</text:span></text:p>
      <text:p text:style-name="P14"><text:span text:style-name="T4"><text:tab/></text:span><text:span text:style-name="T3">char</text:span><text:span text:style-name="T4"> EXIT_TIM[</text:span><text:span text:style-name="T5">19</text:span><text:span text:style-name="T4">];</text:span></text:p>
      <text:p text:style-name="P14"><text:span text:style-name="T4"><text:tab/></text:span><text:span text:style-name="T3">char</text:span><text:span text:style-name="T4"> RE_ENTRY_TIM[</text:span><text:span text:style-name="T5">19</text:span><text:span text:style-name="T4">];</text:span></text:p>
      <text:p text:style-name="P14"><text:span text:style-name="T4"><text:tab/></text:span><text:span text:style-name="T3">char</text:span><text:span text:style-name="T4"> TRAN_DAT[</text:span><text:span text:style-name="T5">6</text:span><text:span text:style-name="T4">];</text:span></text:p>
      <text:p text:style-name="P14"><text:span text:style-name="T4"><text:tab/></text:span><text:span text:style-name="T3">char</text:span><text:span text:style-name="T4"> TRAN_TIM[</text:span><text:span text:style-name="T5">8</text:span><text:span text:style-name="T4">];</text:span></text:p>
      <text:p text:style-name="P14"><text:span text:style-name="T4"><text:tab/></text:span><text:span text:style-name="T3">char</text:span><text:span text:style-name="T4"> POST_DAT[</text:span><text:span text:style-name="T5">6</text:span><text:span text:style-name="T4">];</text:span></text:p>
      <text:p text:style-name="P14"><text:span text:style-name="T4"><text:tab/></text:span><text:span text:style-name="T3">char</text:span><text:span text:style-name="T4"> ACQ_ICHG_SETL_DAT[</text:span><text:span text:style-name="T5">6</text:span><text:span text:style-name="T4">];</text:span></text:p>
      <text:p text:style-name="P14"><text:span text:style-name="T4"><text:tab/></text:span><text:span text:style-name="T3">char</text:span><text:span text:style-name="T4"> ISS_ICHG_SETL_DAT[</text:span><text:span text:style-name="T5">6</text:span><text:span text:style-name="T4">];</text:span></text:p>
      <text:p text:style-name="P14"><text:span text:style-name="T4"><text:tab/></text:span><text:span text:style-name="T3">char</text:span><text:span text:style-name="T4"> SEQ_NUM[</text:span><text:span text:style-name="T5">12</text:span><text:span text:style-name="T4">];</text:span></text:p>
      <text:p text:style-name="P14"><text:span text:style-name="T4"><text:tab/></text:span><text:span text:style-name="T3">char</text:span><text:span text:style-name="T4"> TERM_TYP[</text:span><text:span text:style-name="T5">2</text:span><text:span text:style-name="T4">];</text:span></text:p>
      <text:p text:style-name="P14"><text:span text:style-name="T4"><text:tab/></text:span><text:span text:style-name="T3">char</text:span><text:span text:style-name="T4"> TIM_OFST[</text:span><text:span text:style-name="T5">5</text:span><text:span text:style-name="T4">];</text:span></text:p>
      <text:p text:style-name="P14"><text:span text:style-name="T4"><text:tab/></text:span><text:span text:style-name="T3">char</text:span><text:span text:style-name="T4"> ACQ_INST_ID_NUM[</text:span><text:span text:style-name="T5">11</text:span><text:span text:style-name="T4">];</text:span></text:p>
      <text:p text:style-name="P14"><text:span text:style-name="T4"><text:tab/></text:span><text:span text:style-name="T3">char</text:span><text:span text:style-name="T4"> RCV_INST_ID_NUM[</text:span><text:span text:style-name="T5">11</text:span><text:span text:style-name="T4">];</text:span></text:p>
      <text:p text:style-name="P14"><text:span text:style-name="T4"><text:tab/></text:span><text:span text:style-name="T3">struct</text:span><text:span text:style-name="T4"> TRAN_CDE_tag {</text:span></text:p>
      <text:p text:style-name="P14"><text:span text:style-name="T4"><text:tab/><text:tab/></text:span><text:span text:style-name="T3">char</text:span><text:span text:style-name="T4"> T_CDE[</text:span><text:span text:style-name="T5">2</text:span><text:span text:style-name="T4">];</text:span></text:p>
      <text:p text:style-name="P14"><text:span text:style-name="T4"><text:tab/><text:tab/></text:span><text:span text:style-name="T3">char</text:span><text:span text:style-name="T4"> T_FROM[</text:span><text:span text:style-name="T5">2</text:span><text:span text:style-name="T4">];</text:span></text:p>
      <text:p text:style-name="P14"><text:span text:style-name="T4"><text:tab/><text:tab/></text:span><text:span text:style-name="T3">char</text:span><text:span text:style-name="T4"> T_TO[</text:span><text:span text:style-name="T5">2</text:span><text:span text:style-name="T4">];</text:span></text:p>
      <text:p text:style-name="P15"><text:tab/>} stTRAN_CDE;</text:p>
      <text:p text:style-name="P14"><text:span text:style-name="T4"><text:tab/></text:span><text:span text:style-name="T3">char</text:span><text:span text:style-name="T4"> FROM_ACCT[</text:span><text:span text:style-name="T5">28</text:span><text:span text:style-name="T4">];</text:span></text:p>
      <text:p text:style-name="P14"><text:span text:style-name="T4"><text:tab/></text:span><text:span text:style-name="T3">char</text:span><text:span text:style-name="T4"> TIPO_DEP;</text:span></text:p>
      <text:p text:style-name="P14"><text:span text:style-name="T4"><text:tab/></text:span><text:span text:style-name="T3">char</text:span><text:span text:style-name="T4"> TO_ACCT[</text:span><text:span text:style-name="T5">28</text:span><text:span text:style-name="T4">];</text:span></text:p>
      <text:p text:style-name="P14"><text:span text:style-name="T4"><text:tab/></text:span><text:span text:style-name="T3">char</text:span><text:span text:style-name="T4"> MULT_ACCT;</text:span></text:p>
      <text:p text:style-name="P14"><text:span text:style-name="T4"><text:tab/></text:span><text:span text:style-name="T3">char</text:span><text:span text:style-name="T4"> AMT_1[</text:span><text:span text:style-name="T5">19</text:span><text:span text:style-name="T4">];</text:span></text:p>
      <text:p text:style-name="P14"><text:span text:style-name="T4"><text:tab/></text:span><text:span text:style-name="T3">char</text:span><text:span text:style-name="T4"> AMT_2[</text:span><text:span text:style-name="T5">19</text:span><text:span text:style-name="T4">];</text:span></text:p>
      <text:p text:style-name="P14"><text:span text:style-name="T4"><text:tab/></text:span><text:span text:style-name="T3">char</text:span><text:span text:style-name="T4"> AMT_3[</text:span><text:span text:style-name="T5">19</text:span><text:span text:style-name="T4">];</text:span></text:p>
      <text:p text:style-name="P14"><text:span text:style-name="T4"><text:tab/></text:span><text:span text:style-name="T3">char</text:span><text:span text:style-name="T4"> FILLER1[</text:span><text:span text:style-name="T5">10</text:span><text:span text:style-name="T4">];</text:span></text:p>
      <text:p text:style-name="P14"><text:span text:style-name="T4"><text:tab/></text:span><text:span text:style-name="T3">char</text:span><text:span text:style-name="T4"> DEP_TYP;</text:span></text:p>
      <text:p text:style-name="P14"><text:span text:style-name="T4"><text:tab/></text:span><text:span text:style-name="T3">char</text:span><text:span text:style-name="T4"> RESP_CDE[</text:span><text:span text:style-name="T5">3</text:span><text:span text:style-name="T4">];</text:span></text:p>
      <text:p text:style-name="P14"><text:span text:style-name="T4"><text:tab/></text:span><text:span text:style-name="T3">union</text:span><text:span text:style-name="T4"> <text:s/>TERM_NAME_LOC_tag {</text:span></text:p>
      <text:p text:style-name="P14"><text:span text:style-name="T4"><text:tab/><text:tab/></text:span><text:span text:style-name="T3">char</text:span><text:span text:style-name="T4"> TERM_NAME_LOC [</text:span><text:span text:style-name="T5">25</text:span><text:span text:style-name="T4">];</text:span></text:p>
      <text:p text:style-name="P14"><text:span text:style-name="T4"><text:tab/><text:tab/></text:span><text:span text:style-name="T3">char</text:span><text:span text:style-name="T4"> NOMBRE_ENTE[</text:span><text:span text:style-name="T5">25</text:span><text:span text:style-name="T4">];</text:span></text:p>
      <text:p text:style-name="P14"><text:span text:style-name="T4"><text:tab/><text:tab/></text:span><text:span text:style-name="T3">struct</text:span><text:span text:style-name="T4"> INTER_CONTRA_tag {</text:span></text:p>
      <text:p text:style-name="P14"><text:span text:style-name="T4"><text:tab/><text:tab/><text:tab/></text:span><text:span text:style-name="T3">char</text:span><text:span text:style-name="T4"> FIID[</text:span><text:span text:style-name="T5">4</text:span><text:span text:style-name="T4">];</text:span></text:p>
      <text:p text:style-name="P14"><text:span text:style-name="T4"><text:tab/><text:tab/><text:tab/></text:span><text:span text:style-name="T3">char</text:span><text:span text:style-name="T4"> ACCT_TYP[</text:span><text:span text:style-name="T5">2</text:span><text:span text:style-name="T4">];</text:span></text:p>
      <text:p text:style-name="P14"><text:span text:style-name="T4"><text:tab/><text:tab/><text:tab/></text:span><text:span text:style-name="T3">char</text:span><text:span text:style-name="T4"> ACCT_NUM[</text:span><text:span text:style-name="T5">19</text:span><text:span text:style-name="T4">];</text:span></text:p>
      <text:p text:style-name="P15"><text:tab/><text:tab/>} stINTER_CONTRA;</text:p>
      <text:p text:style-name="P15"><text:tab/>} uTERM_NAME_LOC;</text:p>
      <text:p text:style-name="P14"><text:span text:style-name="T4"><text:tab/></text:span><text:span text:style-name="T3">union</text:span><text:span text:style-name="T4"> TERM_OWNER_NAME_tag {</text:span></text:p>
      <text:p text:style-name="P15"/>
      <text:p text:style-name="P14"><text:span text:style-name="T4"><text:tab/><text:tab/></text:span><text:span text:style-name="T3">char</text:span><text:span text:style-name="T4"> TERM_OWNER_NAME[</text:span><text:span text:style-name="T5">22</text:span><text:span text:style-name="T4">];</text:span></text:p>
      <text:p text:style-name="P14"><text:span text:style-name="T4"><text:tab/><text:tab/></text:span><text:span text:style-name="T3">char</text:span><text:span text:style-name="T4"> NRO_ENTE_CUOTA[</text:span><text:span text:style-name="T5">3</text:span><text:span text:style-name="T4">+</text:span><text:span text:style-name="T5">5</text:span><text:span text:style-name="T4">];</text:span></text:p>
      <text:p text:style-name="P14"><text:span text:style-name="T4"><text:tab/><text:tab/></text:span><text:span text:style-name="T3">char</text:span><text:span text:style-name="T4"> CREDITO_CUOTAS[</text:span><text:span text:style-name="T5">2</text:span><text:span text:style-name="T4">+</text:span><text:span text:style-name="T5">1</text:span><text:span text:style-name="T4">];</text:span></text:p>
      <text:p text:style-name="P14"><text:span text:style-name="T4"><text:tab/><text:tab/></text:span><text:span text:style-name="T3">char</text:span><text:span text:style-name="T4"> NUM_CBU[</text:span><text:span text:style-name="T5">22</text:span><text:span text:style-name="T4">];</text:span></text:p>
      <text:p text:style-name="P14"><text:span text:style-name="T4"><text:tab/><text:tab/></text:span><text:span text:style-name="T3">char</text:span><text:span text:style-name="T4"> PAYKEY_EMPRESA_PRODUCTO_FACTURA[</text:span><text:span text:style-name="T5">3</text:span><text:span text:style-name="T4">+</text:span><text:span text:style-name="T5">3</text:span><text:span text:style-name="T4">+</text:span><text:span text:style-name="T5">16</text:span><text:span text:style-name="T4">];</text:span></text:p>
      <text:p text:style-name="P14"><text:span text:style-name="T4"><text:tab/><text:tab/></text:span><text:span text:style-name="T3">char</text:span><text:span text:style-name="T4"> MBANKING_EMPRESA_FRECUENCIA_DIA[</text:span><text:span text:style-name="T5">20</text:span><text:span text:style-name="T4">+</text:span><text:span text:style-name="T5">1</text:span><text:span text:style-name="T4">+</text:span><text:span text:style-name="T5">1</text:span><text:span text:style-name="T4">];</text:span></text:p>
      <text:p text:style-name="P14"><text:span text:style-name="T4"><text:tab/><text:tab/></text:span><text:span text:style-name="T3">char</text:span><text:span text:style-name="T4"> DONACIONES[</text:span><text:span text:style-name="T5">3</text:span><text:span text:style-name="T4">];</text:span></text:p>
      <text:p text:style-name="P15"><text:tab/>} uTERM_OWNER_NAME;</text:p>
      <text:p text:style-name="P14"><text:span text:style-name="T4"><text:tab/></text:span><text:span text:style-name="T3">char</text:span><text:span text:style-name="T4"> TERM_CITY[</text:span><text:span text:style-name="T5">13</text:span><text:span text:style-name="T4">];</text:span></text:p>
      <text:p text:style-name="P14"><text:span text:style-name="T4"><text:tab/></text:span><text:span text:style-name="T3">char</text:span><text:span text:style-name="T4"> TERM_ST_X[</text:span><text:span text:style-name="T5">3</text:span><text:span text:style-name="T4">];</text:span></text:p>
      <text:p text:style-name="P14"><text:span text:style-name="T4"><text:tab/></text:span><text:span text:style-name="T3">char</text:span><text:span text:style-name="T4"> TERM_CNTRY_X[</text:span><text:span text:style-name="T5">2</text:span><text:span text:style-name="T4">];</text:span></text:p>
      <text:p text:style-name="P14"><text:span text:style-name="T4"><text:tab/></text:span><text:span text:style-name="T3">char</text:span><text:span text:style-name="T4"> OSEQ_NUM[</text:span><text:span text:style-name="T5">12</text:span><text:span text:style-name="T4">];</text:span></text:p>
      <text:p text:style-name="P14"><text:span text:style-name="T4"><text:tab/></text:span><text:span text:style-name="T3">char</text:span><text:span text:style-name="T4"> OTRAN_DAT[</text:span><text:span text:style-name="T5">4</text:span><text:span text:style-name="T4">];</text:span></text:p>
      <text:p text:style-name="P14"><text:span text:style-name="T4"><text:tab/></text:span><text:span text:style-name="T3">char</text:span><text:span text:style-name="T4"> OTRAN_TIM[</text:span><text:span text:style-name="T5">8</text:span><text:span text:style-name="T4">];</text:span></text:p>
      <text:p text:style-name="P14"><text:span text:style-name="T4"><text:tab/></text:span><text:span text:style-name="T3">char</text:span><text:span text:style-name="T4"> B24_POST_DAY[</text:span><text:span text:style-name="T5">4</text:span><text:span text:style-name="T4">];</text:span></text:p>
      <text:p text:style-name="P14"><text:span text:style-name="T4"><text:tab/></text:span><text:span text:style-name="T3">char</text:span><text:span text:style-name="T4"> ORIG_CRNCY_CDE[</text:span><text:span text:style-name="T5">3</text:span><text:span text:style-name="T4">];</text:span></text:p>
      <text:p text:style-name="P14"><text:span text:style-name="T4"><text:tab/></text:span><text:span text:style-name="T3">union</text:span><text:span text:style-name="T4"> DATOS_tag {</text:span></text:p>
      <text:p text:style-name="P14"><text:span text:style-name="T4"><text:tab/><text:tab/></text:span><text:span text:style-name="T3">char</text:span><text:span text:style-name="T4"> DATA[</text:span><text:span text:style-name="T5">22</text:span><text:span text:style-name="T4">];</text:span></text:p>
      <text:p text:style-name="P14"><text:span text:style-name="T4"><text:tab/><text:tab/></text:span><text:span text:style-name="T3">struct</text:span><text:span text:style-name="T4"> DATOS1_tag {</text:span></text:p>
      <text:p text:style-name="P14"><text:span text:style-name="T4"><text:tab/><text:tab/><text:tab/></text:span><text:span text:style-name="T3">char</text:span><text:span text:style-name="T4"> ENTE[</text:span><text:span text:style-name="T5">3</text:span><text:span text:style-name="T4">];</text:span></text:p>
      <text:p text:style-name="P14"><text:soft-page-break/><text:span text:style-name="T4"><text:tab/><text:tab/><text:tab/></text:span><text:span text:style-name="T3">char</text:span><text:span text:style-name="T4"> CLIENTE[</text:span><text:span text:style-name="T5">19</text:span><text:span text:style-name="T4">];</text:span></text:p>
      <text:p text:style-name="P15"><text:tab/><text:tab/>} stDATOS1;</text:p>
      <text:p text:style-name="P14"><text:span text:style-name="T4"><text:tab/><text:tab/></text:span><text:span text:style-name="T3">struct</text:span><text:span text:style-name="T4"> DATOS2_tag {</text:span></text:p>
      <text:p text:style-name="P14"><text:span text:style-name="T4"><text:tab/><text:tab/><text:tab/></text:span><text:span text:style-name="T3">char</text:span><text:span text:style-name="T4"> TIPO_CLEARING[</text:span><text:span text:style-name="T5">2</text:span><text:span text:style-name="T4">];</text:span></text:p>
      <text:p text:style-name="P14"><text:span text:style-name="T4"><text:tab/><text:tab/><text:tab/></text:span><text:span text:style-name="T3">char</text:span><text:span text:style-name="T4"> FILLER2[</text:span><text:span text:style-name="T5">4</text:span><text:span text:style-name="T4">];</text:span></text:p>
      <text:p text:style-name="P14"><text:span text:style-name="T4"><text:tab/><text:tab/><text:tab/></text:span><text:span text:style-name="T3">char</text:span><text:span text:style-name="T4"> TIP_EXCHA_COMP[</text:span><text:span text:style-name="T5">8</text:span><text:span text:style-name="T4">];</text:span></text:p>
      <text:p text:style-name="P14"><text:span text:style-name="T4"><text:tab/><text:tab/><text:tab/></text:span><text:span text:style-name="T3">char</text:span><text:span text:style-name="T4"> ARBITRAJE[</text:span><text:span text:style-name="T5">8</text:span><text:span text:style-name="T4">];</text:span></text:p>
      <text:p text:style-name="P15"><text:tab/><text:tab/>} stDATOS2;</text:p>
      <text:p text:style-name="P15"><text:tab/>} uDATOS;<text:tab/><text:tab/></text:p>
      <text:p text:style-name="P14"><text:span text:style-name="T4"><text:tab/></text:span><text:span text:style-name="T3">char</text:span><text:span text:style-name="T4"> TIP_EXCHA_VEND[</text:span><text:span text:style-name="T5">8</text:span><text:span text:style-name="T4">];</text:span></text:p>
      <text:p text:style-name="P14"><text:span text:style-name="T4"><text:tab/></text:span><text:span text:style-name="T3">char</text:span><text:span text:style-name="T4"> FILLER3[</text:span><text:span text:style-name="T5">11</text:span><text:span text:style-name="T4">];</text:span></text:p>
      <text:p text:style-name="P14"><text:span text:style-name="T4"><text:tab/></text:span><text:span text:style-name="T3">char</text:span><text:span text:style-name="T4"> RVSL_RSN[</text:span><text:span text:style-name="T5">2</text:span><text:span text:style-name="T4">];</text:span></text:p>
      <text:p text:style-name="P14"><text:span text:style-name="T4"><text:tab/></text:span><text:span text:style-name="T3">char</text:span><text:span text:style-name="T4"> PIN_OFST[</text:span><text:span text:style-name="T5">16</text:span><text:span text:style-name="T4">];</text:span></text:p>
      <text:p text:style-name="P14"><text:span text:style-name="T4"><text:tab/></text:span><text:span text:style-name="T3">char</text:span><text:span text:style-name="T4"> SHRG_GRP;</text:span></text:p>
      <text:p text:style-name="P14"><text:span text:style-name="T4"><text:tab/></text:span><text:span text:style-name="T3">char</text:span><text:span text:style-name="T4"> FILLER4[</text:span><text:span text:style-name="T5">71</text:span><text:span text:style-name="T4">]; </text:span><text:span text:style-name="T6">&lt;------- UBICACION PRIMARIA</text:span></text:p>
      <text:p text:style-name="P14"><text:span text:style-name="T4"><text:tab/></text:span><text:span text:style-name="T3">union</text:span><text:span text:style-name="T4"> USER_FLD2X_tag {</text:span></text:p>
      <text:p text:style-name="P14"><text:span text:style-name="T4"><text:tab/><text:tab/></text:span><text:span text:style-name="T3">char</text:span><text:span text:style-name="T4"> FILLER5[</text:span><text:span text:style-name="T5">294</text:span><text:span text:style-name="T4">];</text:span></text:p>
      <text:p text:style-name="P14"><text:span text:style-name="T4"><text:tab/><text:tab/></text:span><text:span text:style-name="T3">struct</text:span><text:span text:style-name="T4"> CAMPOS_NUEVOS_2_tag {</text:span></text:p>
      <text:p text:style-name="P14"><text:span text:style-name="T4"><text:tab/><text:tab/><text:tab/></text:span><text:span text:style-name="T3">char</text:span><text:span text:style-name="T4"> TIPO_DEP;</text:span></text:p>
      <text:p text:style-name="P14"><text:span text:style-name="T4"><text:tab/><text:tab/><text:tab/></text:span><text:span text:style-name="T3">char</text:span><text:span text:style-name="T4"> ISSUER_FIID[</text:span><text:span text:style-name="T5">4</text:span><text:span text:style-name="T4">];</text:span></text:p>
      <text:p text:style-name="P14"><text:span text:style-name="T4"><text:tab/><text:tab/><text:tab/></text:span><text:span text:style-name="T3">char</text:span><text:span text:style-name="T4"> INTEREST_RATE[</text:span><text:span text:style-name="T5">4</text:span><text:span text:style-name="T4">];</text:span></text:p>
      <text:p text:style-name="P14"><text:span text:style-name="T4"><text:tab/><text:tab/><text:tab/></text:span><text:span text:style-name="T3">char</text:span><text:span text:style-name="T4"> CASH_FEE[</text:span><text:span text:style-name="T5">6</text:span><text:span text:style-name="T4">];</text:span></text:p>
      <text:p text:style-name="P14"><text:span text:style-name="T4"><text:tab/><text:tab/><text:tab/></text:span><text:span text:style-name="T3">char</text:span><text:span text:style-name="T4"> CARD_TYPE[</text:span><text:span text:style-name="T5">2</text:span><text:span text:style-name="T4">];</text:span></text:p>
      <text:p text:style-name="P14"><text:span text:style-name="T4"><text:tab/><text:tab/><text:tab/></text:span><text:span text:style-name="T3">char</text:span><text:span text:style-name="T4"> SITUACION_IVA;</text:span></text:p>
      <text:p text:style-name="P14"><text:span text:style-name="T4"><text:tab/><text:tab/><text:tab/></text:span><text:span text:style-name="T3">char</text:span><text:span text:style-name="T4"> FILLER6[</text:span><text:span text:style-name="T5">272</text:span><text:span text:style-name="T4">]; </text:span><text:span text:style-name="T6">&lt;------- UBICACION SECUNDARIA (ESPEJO)</text:span></text:p>
      <text:p text:style-name="P15"><text:tab/><text:tab/>} tCAMPOS_NUEVOS_2;</text:p>
      <text:p text:style-name="P15"><text:tab/>} uUSER_FLD2X;<text:tab/></text:p>
      <text:p text:style-name="P15">} stAuthExtractB24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o_20_independiente_20_2" style:display-name="Texto independiente 2" style:family="paragraph" style:parent-style-name="Standard">
      <style:paragraph-properties fo:text-align="justify" style:justify-single-word="false">
        <style:tab-stops>
          <style:tab-stop style:position="0cm"/>
          <style:tab-stop style:position="2cm"/>
          <style:tab-stop style:position="2.75cm"/>
          <style:tab-stop style:position="3cm"/>
          <style:tab-stop style:position="6.502cm"/>
          <style:tab-stop style:position="13.753cm"/>
          <style:tab-stop style:position="15.252cm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anual" style:family="paragraph">
      <style:paragraph-properties fo:orphans="2" fo:widows="2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T10:01:04.40</meta:creation-date>
    <meta:editing-duration>P0D</meta:editing-duration>
    <meta:editing-cycles>1</meta:editing-cycles>
    <meta:generator>OpenOffice.org/3.4.1$Win32 OpenOffice.org_project/341m1$Build-9593</meta:generator>
    <meta:document-statistic meta:table-count="1" meta:image-count="0" meta:object-count="0" meta:page-count="3" meta:paragraph-count="125" meta:word-count="400" meta:character-count="3271"/>
  </office:meta>
</office:document-meta>
</file>